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C000000CBB865CB141F76DCF4.png" manifest:media-type="image/png"/>
  <manifest:file-entry manifest:full-path="Pictures/10039AD600001D5E000014F0E04AC8E5652C325B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riam Mono CLM1" svg:font-family="'Miriam Mono CLM'" style:font-pitch="fixed"/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ff0000" draw:marker-start-width="0.322cm" draw:marker-end-width="0.322cm" draw:opacity="0%" draw:textarea-horizontal-align="justify" draw:textarea-vertical-align="middle" draw:auto-grow-height="false" fo:min-height="0.668cm" fo:min-width="3.418cm" fo:padding-top="0.166cm" fo:padding-bottom="0.166cm" fo:padding-left="0.291cm" fo:padding-right="0.291cm"/>
    </style:style>
    <style:style style:name="gr3" style:family="graphic" style:parent-style-name="standard">
      <style:graphic-properties svg:stroke-width="0.081cm" svg:stroke-color="#ff0000" draw:marker-start-width="0.322cm" draw:marker-end-width="0.322cm" draw:opacity="0%" draw:textarea-horizontal-align="justify" draw:textarea-vertical-align="bottom" draw:auto-grow-height="false" fo:min-height="0.668cm" fo:min-width="4.618cm" fo:padding-top="0.166cm" fo:padding-bottom="0.166cm" fo:padding-left="0.291cm" fo:padding-right="0.291cm"/>
    </style:style>
    <style:style style:name="gr4" style:family="graphic" style:parent-style-name="standard">
      <style:graphic-properties svg:stroke-width="0.081cm" svg:stroke-color="#ff0000" draw:marker-start-width="0.322cm" draw:marker-end-width="0.322cm" draw:opacity="0%" draw:textarea-horizontal-align="justify" draw:textarea-vertical-align="middle" draw:auto-grow-height="false" fo:min-height="0.568cm" fo:min-width="1.218cm" fo:padding-top="0.166cm" fo:padding-bottom="0.166cm" fo:padding-left="0.291cm" fo:padding-right="0.291cm"/>
    </style:style>
    <style:style style:name="gr5" style:family="graphic" style:parent-style-name="standard">
      <style:graphic-properties svg:stroke-width="0.081cm" svg:stroke-color="#ff0000" draw:marker-start-width="0.322cm" draw:marker-end-width="0.322cm" draw:opacity="0%" draw:textarea-horizontal-align="justify" draw:textarea-vertical-align="middle" draw:auto-grow-height="false" fo:min-height="0.568cm" fo:min-width="0.318cm" fo:padding-top="0.166cm" fo:padding-bottom="0.166cm" fo:padding-left="0.291cm" fo:padding-right="0.291cm"/>
    </style:style>
    <style:style style:name="gr6" style:family="graphic" style:parent-style-name="standard">
      <style:graphic-properties svg:stroke-width="0.081cm" svg:stroke-color="#ff0000" draw:marker-start-width="0.322cm" draw:marker-end-width="0.322cm" draw:opacity="0%" draw:textarea-horizontal-align="justify" draw:textarea-vertical-align="middle" draw:auto-grow-height="false" fo:min-height="1.368cm" fo:min-width="1.418cm" fo:padding-top="0.166cm" fo:padding-bottom="0.166cm" fo:padding-left="0.291cm" fo:padding-right="0.291cm"/>
    </style:style>
    <style:style style:name="gr7" style:family="graphic" style:parent-style-name="standard">
      <style:graphic-properties svg:stroke-width="0.081cm" svg:stroke-color="#ff0000" draw:marker-start-width="0.322cm" draw:marker-end-width="0.322cm" draw:opacity="0%" draw:textarea-horizontal-align="justify" draw:textarea-vertical-align="middle" draw:auto-grow-height="false" fo:min-height="0.968cm" fo:min-width="1.418cm" fo:padding-top="0.166cm" fo:padding-bottom="0.166cm" fo:padding-left="0.291cm" fo:padding-right="0.291cm"/>
    </style:style>
    <style:style style:name="gr8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1.325cm" fo:min-width="2.278cm" fo:padding-top="0.165cm" fo:padding-bottom="0.165cm" fo:padding-left="0.29cm" fo:padding-right="0.29cm" fo:wrap-option="no-wrap"/>
    </style:style>
    <style:style style:name="gr9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1.616cm" fo:min-width="2.198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svg:stroke-width="0.081cm" svg:stroke-color="#ff0000" draw:marker-start-width="0.322cm" draw:marker-end-width="0.322cm" draw:opacity="0%" draw:textarea-horizontal-align="justify" draw:textarea-vertical-align="middle" draw:auto-grow-height="false" fo:min-height="0.568cm" fo:min-width="1.718cm" fo:padding-top="0.166cm" fo:padding-bottom="0.166cm" fo:padding-left="0.291cm" fo:padding-right="0.291cm"/>
    </style:style>
    <style:style style:name="gr11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1.616cm" fo:min-width="3.218cm" fo:padding-top="0.165cm" fo:padding-bottom="0.165cm" fo:padding-left="0.29cm" fo:padding-right="0.29cm" fo:wrap-option="no-wrap"/>
    </style:style>
    <style:style style:name="gr12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1.616cm" fo:min-width="3.145cm" fo:padding-top="0.165cm" fo:padding-bottom="0.165cm" fo:padding-left="0.29cm" fo:padding-right="0.29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opacity="0%"/>
      <style:paragraph-properties fo:margin-top="0cm" fo:margin-bottom="0cm" fo:text-align="center"/>
      <style:text-properties style:text-line-through-style="none" style:text-line-through-type="none"/>
    </style:style>
    <style:style style:name="P4" style:family="paragraph">
      <style:paragraph-properties fo:text-align="center"/>
    </style:style>
    <style:style style:name="P5" style:family="paragraph">
      <loext:graphic-properties draw:opacity="0%"/>
      <style:paragraph-properties fo:text-align="center"/>
      <style:text-properties style:font-name="Miriam Mono CLM1" fo:font-weight="bold" style:font-weight-asian="bold" style:font-weight-complex="bold"/>
    </style:style>
    <style:style style:name="P6" style:family="paragraph">
      <style:paragraph-properties fo:text-align="center"/>
      <style:text-properties style:font-name="Miriam Mono CLM1" fo:font-weight="bold" style:font-weight-asian="bold" style:font-weight-complex="bold"/>
    </style:style>
    <style:style style:name="T1" style:family="text">
      <style:text-properties style:font-name="Miriam Mono CLM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7.517cm" svg:height="5.359cm" svg:x="5.3cm" svg:y="5cm">
          <draw:image xlink:href="Pictures/10039AD600001D5E000014F0E04AC8E5652C325B.svg" xlink:type="simple" xlink:show="embed" xlink:actuate="onLoad" loext:mime-type="image/svg+xml">
            <text:p/>
          </draw:image>
          <draw:image xlink:href="Pictures/100002010000011C000000CBB865CB141F76DCF4.png" xlink:type="simple" xlink:show="embed" xlink:actuate="onLoad" loext:mime-type="image/png"/>
          <svg:title>layer 21</svg:title>
        </draw:frame>
        <draw:custom-shape draw:style-name="gr2" draw:text-style-name="P2" draw:layer="layout" svg:width="4cm" svg:height="1cm" svg:x="8.6cm" svg:y="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2cm" svg:height="1cm" svg:x="7.5cm" svg:y="4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0.9cm" svg:x="10.8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9cm" svg:height="0.9cm" svg:x="7.5cm" svg:y="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1.7cm" svg:x="5.1cm" svg:y="5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1.3cm" svg:x="5.4cm" svg:y="8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cm" svg:height="1.7cm" svg:x="13.6cm" svg:y="6.9cm">
          <text:p text:style-name="P4"><text:span text:style-name="T1">mcu</text:span></text:p>
          <draw:enhanced-geometry svg:viewBox="0 0 21600 21600" draw:text-areas="800 800 20800 20800" draw:type="round-rectangular-callout" draw:modifiers="-4930.35654781739 20888.88888888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3cm" svg:height="2.1cm" svg:x="11.7cm" svg:y="11.2cm">
          <text:p text:style-name="P4"><text:span text:style-name="T1">analog</text:span></text:p>
          <text:p text:style-name="P4"><text:span text:style-name="T1">pins</text:span></text:p>
          <draw:enhanced-geometry svg:viewBox="0 0 21600 21600" draw:text-areas="800 800 20800 20800" draw:type="round-rectangular-callout" draw:modifiers="2130.48983672109 -5078.72441694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3cm" svg:height="0.9cm" svg:x="8.4cm" svg:y="9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cm" svg:height="2.1cm" svg:x="7.706cm" svg:y="11.201cm">
          <text:p text:style-name="P4"><text:span text:style-name="T1">power</text:span></text:p>
          <text:p text:style-name="P4"><text:span text:style-name="T1">pins</text:span></text:p>
          <draw:enhanced-geometry svg:viewBox="0 0 21600 21600" draw:text-areas="800 800 20800 20800" draw:type="round-rectangular-callout" draw:modifiers="14272.8423858714 -5304.902427415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3cm" svg:height="2.1cm" svg:x="10.701cm" svg:y="1.954cm">
          <text:p text:style-name="P4"><text:span text:style-name="T1">digital</text:span></text:p>
          <text:p text:style-name="P4"><text:span text:style-name="T1">pins</text:span></text:p>
          <draw:enhanced-geometry svg:viewBox="0 0 21600 21600" draw:text-areas="800 800 20800 20800" draw:type="round-rectangular-callout" draw:modifiers="-561.412862379207 26791.81342217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3cm" svg:height="2.1cm" svg:x="1.663cm" svg:y="8.207cm">
          <text:p text:style-name="P6"><text:span text:style-name="T1">serial</text:span></text:p>
          <text:p text:style-name="P6"><text:span text:style-name="T1">chip</text:span></text:p>
          <draw:enhanced-geometry svg:viewBox="0 0 21600 21600" draw:text-areas="800 800 20800 20800" draw:type="round-rectangular-callout" draw:modifiers="42451.4495168277 -7381.62779628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5" draw:layer="layout" svg:width="4.1cm" svg:height="2.1cm" svg:x="2.6cm" svg:y="11.2cm">
          <text:p text:style-name="P4"><text:span text:style-name="T1">power</text:span></text:p>
          <text:p text:style-name="P4"><text:span text:style-name="T1">connector</text:span></text:p>
          <draw:enhanced-geometry svg:viewBox="0 0 21600 21600" draw:text-areas="800 800 20800 20800" draw:type="round-rectangular-callout" draw:modifiers="18165.9107534748 -8430.271299381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5" draw:layer="layout" svg:width="4.022cm" svg:height="2.1cm" svg:x="2cm" svg:y="2.288cm">
          <text:p text:style-name="P4"><text:span text:style-name="T1">USB</text:span></text:p>
          <text:p text:style-name="P4"><text:span text:style-name="T1">connector</text:span></text:p>
          <draw:enhanced-geometry svg:viewBox="0 0 21600 21600" draw:text-areas="800 800 20800 20800" draw:type="round-rectangular-callout" draw:modifiers="19710.067114094 32487.38695859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riam Mono CLM1" svg:font-family="'Miriam Mono CLM'" style:font-pitch="fixed"/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8T16:16:40.873388887</meta:creation-date>
    <meta:editing-duration>PT11M56S</meta:editing-duration>
    <meta:editing-cycles>8</meta:editing-cycles>
    <meta:generator>LibreOffice/6.1.5.2$Linux_X86_64 LibreOffice_project/10$Build-2</meta:generator>
    <dc:date>2021-04-28T16:47:06.073918683</dc:date>
    <meta:document-statistic meta:object-count="15"/>
  </office:meta>
</office:document-meta>
</file>